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944" calcext:value-type="float">
            <text:p>57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3632" calcext:value-type="float">
            <text:p>57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6304" calcext:value-type="float">
            <text:p>57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6304" calcext:value-type="float">
            <text:p>57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3632" calcext:value-type="float">
            <text:p>57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0272" calcext:value-type="float">
            <text:p>57.0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5952" calcext:value-type="float">
            <text:p>56.7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4528" calcext:value-type="float">
            <text:p>57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16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3128" calcext:value-type="float">
            <text:p>57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0832" calcext:value-type="float">
            <text:p>57.7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0832" calcext:value-type="float">
            <text:p>57.7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5384" calcext:value-type="float">
            <text:p>57.5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5384" calcext:value-type="float">
            <text:p>57.5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4696" calcext:value-type="float">
            <text:p>57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8496" calcext:value-type="float">
            <text:p>57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6304" calcext:value-type="float">
            <text:p>57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4968" calcext:value-type="float">
            <text:p>57.2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5824" calcext:value-type="float">
            <text:p>57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0104" calcext:value-type="float">
            <text:p>57.2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2944" calcext:value-type="float">
            <text:p>57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6264" calcext:value-type="float">
            <text:p>56.9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5784" calcext:value-type="float">
            <text:p>56.9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1064" calcext:value-type="float">
            <text:p>57.2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3896" calcext:value-type="float">
            <text:p>58.6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4104" calcext:value-type="float">
            <text:p>58.7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8384" calcext:value-type="float">
            <text:p>58.6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5336" calcext:value-type="float">
            <text:p>58.6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5336" calcext:value-type="float">
            <text:p>58.6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8488" calcext:value-type="float">
            <text:p>58.7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9616" calcext:value-type="float">
            <text:p>58.6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1328" calcext:value-type="float">
            <text:p>58.6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3-05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9704" calcext:value-type="float">
            <text:p>57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9704" calcext:value-type="float">
            <text:p>57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7096" calcext:value-type="float">
            <text:p>57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944" calcext:value-type="float">
            <text:p>57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5552" calcext:value-type="float">
            <text:p>57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5552" calcext:value-type="float">
            <text:p>57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2024" calcext:value-type="float">
            <text:p>57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2024" calcext:value-type="float">
            <text:p>57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5784" calcext:value-type="float">
            <text:p>56.9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10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3216" calcext:value-type="float">
            <text:p>56.9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4344" calcext:value-type="float">
            <text:p>56.8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5952" calcext:value-type="float">
            <text:p>56.7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3216" calcext:value-type="float">
            <text:p>56.9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2024" calcext:value-type="float">
            <text:p>57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7-26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08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13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7096" calcext:value-type="float">
            <text:p>57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7096" calcext:value-type="float">
            <text:p>57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944" calcext:value-type="float">
            <text:p>57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5824" calcext:value-type="float">
            <text:p>57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6848" calcext:value-type="float">
            <text:p>57.0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7224" calcext:value-type="float">
            <text:p>57.0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4696" calcext:value-type="float">
            <text:p>57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10-2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5072" calcext:value-type="float">
            <text:p>57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4968" calcext:value-type="float">
            <text:p>57.2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332" calcext:value-type="float">
            <text:p>57.0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3216" calcext:value-type="float">
            <text:p>56.9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2944" calcext:value-type="float">
            <text:p>57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2024" calcext:value-type="float">
            <text:p>57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8496" calcext:value-type="float">
            <text:p>57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2776" calcext:value-type="float">
            <text:p>57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1128" calcext:value-type="float">
            <text:p>57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5888" calcext:value-type="float">
            <text:p>57.0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7288" calcext:value-type="float">
            <text:p>56.7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10-02 0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4-09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8496" calcext:value-type="float">
            <text:p>53.4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7976" calcext:value-type="float">
            <text:p>53.1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856" calcext:value-type="float">
            <text:p>52.9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18" calcext:value-type="float">
            <text:p>52.5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18" calcext:value-type="float">
            <text:p>52.5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312" calcext:value-type="float">
            <text:p>52.4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7496" calcext:value-type="float">
            <text:p>53.1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10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5992" calcext:value-type="float">
            <text:p>53.2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9352" calcext:value-type="float">
            <text:p>53.4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5944" calcext:value-type="float">
            <text:p>54.4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4528" calcext:value-type="float">
            <text:p>57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1064" calcext:value-type="float">
            <text:p>57.2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5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5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2024" calcext:value-type="float">
            <text:p>57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4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4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3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0104" calcext:value-type="float">
            <text:p>57.2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3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3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6744" calcext:value-type="float">
            <text:p>57.0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8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10-3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10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9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6848" calcext:value-type="float">
            <text:p>57.0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1128" calcext:value-type="float">
            <text:p>57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9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9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8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8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8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7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7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6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6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1912" calcext:value-type="float">
            <text:p>54.9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5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5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1432" calcext:value-type="float">
            <text:p>54.8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2-2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5376" calcext:value-type="float">
            <text:p>55.2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584" calcext:value-type="float">
            <text:p>54.9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1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7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12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12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1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1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1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1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10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10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10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9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9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8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7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7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6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6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5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4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3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4968" calcext:value-type="float">
            <text:p>57.2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1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2776" calcext:value-type="float">
            <text:p>57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200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9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9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9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9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8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8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8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8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8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8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8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6304" calcext:value-type="float">
            <text:p>57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8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8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3048" calcext:value-type="float">
            <text:p>57.1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9792" calcext:value-type="float">
            <text:p>57.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5512" calcext:value-type="float">
            <text:p>57.0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1336" calcext:value-type="float">
            <text:p>57.1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568" calcext:value-type="float">
            <text:p>56.7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7224" calcext:value-type="float">
            <text:p>57.0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116" calcext:value-type="float">
            <text:p>55.0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4104" calcext:value-type="float">
            <text:p>54.9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902</text:p>
          </table:table-cell>
          <table:table-cell office:value-type="string" calcext:value-type="string">
            <text:p>EAA Tularosa Road</text:p>
          </table:table-cell>
          <table:table-cell office:value-type="string" calcext:value-type="string">
            <text:p>197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30" meta:object-count="0"/>
    <meta:user-defined meta:name="AppVersion">3.0</meta:user-defined>
  </office:meta>
</office:document-meta>
</file>